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3.036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5.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.7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7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34cm" fo:min-width="1.798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003cm" fo:min-width="6.299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08cm" fo:min-width="2.96cm" loext:decorative="false"/>
      <style:paragraph-properties style:writing-mode="lr-tb"/>
    </style:style>
    <style:style style:name="gr8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3.25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cm" fo:min-width="2.626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cm" fo:min-width="4.7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cm" fo:min-width="3.75cm" loext:decorative="false"/>
      <style:paragraph-properties style:writing-mode="lr-tb"/>
    </style:style>
    <style:style style:name="gr14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Стили_20_стрелок_20_5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Стили_20_стрелок_20_6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Стили_20_стрелок_20_7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Стили_20_стрелок_20_8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Стили_20_стрелок_20_11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Стили_20_стрелок_20_13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Стили_20_стрелок_20_14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Стили_20_стрелок_20_15" draw:marker-end-width="0.3cm" draw:fill="none" draw:textarea-vertical-align="middle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cm" svg:height="1.5cm" svg:x="6.25cm" svg:y="0.5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cm" svg:height="2.5cm" svg:x="5.75cm" svg:y="3.25cm">
          <text:p text:style-name="P1">Вывод информации о программе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1.25cm" svg:x="6.25cm" svg:y="6.75cm">
          <text:p text:style-name="P1">Repeat = tru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2cm" svg:x="5.75cm" svg:y="9.25cm">
          <text:p text:style-name="P1"><text:span text:style-name="T1">Repeat == tr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.25cm" svg:height="1.25cm" svg:x="0.75cm" svg:y="9.75cm">
          <text:p text:style-name="P1">Конец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25cm" svg:height="1cm" svg:x="11cm" svg:y="11.5cm">
          <text:p text:style-name="P1"><text:span text:style-name="T2">Ввод 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799cm" svg:height="5.253cm" draw:transform="skewX (0.0102974425867665) rotate (-0.00366519142918811) translate (10.573cm 13.25cm)">
          <text:p text:style-name="P1">Step = 2.0/n</text:p>
          <text:p text:style-name="P1">X = 2.0</text:p>
          <text:p text:style-name="P1">MinX = x</text:p>
          <text:p text:style-name="P4">Y = log(minX) + 3 * tan(minX) + sqrt(minX)</text:p>
          <text:p text:style-name="P4">MinY = abs(y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2cm" svg:x="5.5cm" svg:y="20cm">
          <text:p text:style-name="P1">X &lt; 4.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position-x="$0" draw:handle-position-y="top" draw:handle-range-x-minimum="0" draw:handle-range-x-maximum="10800"/>
          </draw:enhanced-geometry>
        </draw:custom-shape>
        <draw:line draw:style-name="gr8" draw:text-style-name="P5" draw:layer="layout" svg:x1="11cm" svg:y1="18.5cm" svg:x2="9.25cm" svg:y2="20cm">
          <text:p/>
        </draw:line>
        <draw:line draw:style-name="gr9" draw:text-style-name="P5" draw:layer="layout" svg:x1="7.5cm" svg:y1="21.75cm" svg:x2="6.25cm" svg:y2="23.25cm">
          <text:p/>
        </draw:line>
        <draw:custom-shape draw:style-name="gr10" draw:text-style-name="P6" draw:layer="layout" svg:width="3.75cm" svg:height="1.5cm" svg:x="4.25cm" svg:y="23.25cm">
          <text:p text:style-name="P1"><text:span text:style-name="T3">X += step </text:span></text:p>
          <text:p text:style-name="P1"><text:span text:style-name="T3">currentY = log(x) + 3 * tan(x) + sqrt(x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25cm" svg:height="2.5cm" svg:x="6cm" svg:y="26cm">
          <text:p text:style-name="P4">minY &gt; abs(currentY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5.25cm" svg:height="2.25cm" svg:x="13.75cm" svg:y="26cm">
          <text:p text:style-name="P4">minX = x;</text:p>
          <text:p text:style-name="P4"><text:s/>minY = abs(currentY);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25cm" svg:height="2.25cm" svg:x="0.5cm" svg:y="18.25cm">
          <text:p text:style-name="P1">Ввод Repeat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8.75cm" svg:y1="1.75cm" svg:x2="8.75cm" svg:y2="3.25cm">
          <text:p/>
        </draw:line>
        <draw:line draw:style-name="gr15" draw:text-style-name="P5" draw:layer="layout" svg:x1="8.5cm" svg:y1="5.5cm" svg:x2="8.5cm" svg:y2="6.75cm">
          <text:p/>
        </draw:line>
        <draw:line draw:style-name="gr16" draw:text-style-name="P5" draw:layer="layout" svg:x1="7.5cm" svg:y1="7.75cm" svg:x2="8cm" svg:y2="9.25cm">
          <text:p/>
        </draw:line>
        <draw:line draw:style-name="gr17" draw:text-style-name="P5" draw:layer="layout" svg:x1="10cm" svg:y1="10.25cm" svg:x2="11.75cm" svg:y2="11.5cm">
          <text:p/>
        </draw:line>
        <draw:line draw:style-name="gr18" draw:text-style-name="P5" draw:layer="layout" svg:x1="12.5cm" svg:y1="12.5cm" svg:x2="12.5cm" svg:y2="13.25cm">
          <text:p/>
        </draw:line>
        <draw:line draw:style-name="gr19" draw:text-style-name="P5" draw:layer="layout" svg:x1="5.5cm" svg:y1="21cm" svg:x2="3.25cm" svg:y2="20.5cm">
          <text:p/>
        </draw:line>
        <draw:line draw:style-name="gr20" draw:text-style-name="P5" draw:layer="layout" svg:x1="6.25cm" svg:y1="24.75cm" svg:x2="7.5cm" svg:y2="26.75cm">
          <text:p/>
        </draw:line>
        <draw:line draw:style-name="gr21" draw:text-style-name="P5" draw:layer="layout" svg:x1="12cm" svg:y1="27.25cm" svg:x2="14cm" svg:y2="27.25cm">
          <text:p/>
        </draw:line>
        <draw:line draw:style-name="gr22" draw:text-style-name="P5" draw:layer="layout" svg:x1="9.25cm" svg:y1="26.25cm" svg:x2="9.5cm" svg:y2="22cm">
          <text:p/>
        </draw:line>
        <draw:line draw:style-name="gr23" draw:text-style-name="P5" draw:layer="layout" svg:x1="4.5cm" svg:y1="18.5cm" svg:x2="8cm" svg:y2="11.25cm">
          <text:p/>
        </draw:line>
        <draw:line draw:style-name="gr24" draw:text-style-name="P5" draw:layer="layout" svg:x1="6.25cm" svg:y1="10.25cm" svg:x2="3.75cm" svg:y2="10.25cm">
          <text:p/>
        </draw:line>
        <draw:line draw:style-name="gr25" draw:text-style-name="P5" draw:layer="layout" svg:x1="14cm" svg:y1="26.25cm" svg:x2="10.5cm" svg:y2="21.25cm">
          <text:p/>
        </draw:line>
        <draw:frame draw:style-name="gr26" draw:text-style-name="P7" draw:layer="layout" svg:width="1.583cm" svg:height="0.962cm" svg:x="4.25cm" svg:y="9.538cm">
          <draw:text-box>
            <text:p>Нет</text:p>
          </draw:text-box>
        </draw:frame>
        <draw:frame draw:style-name="gr26" draw:text-style-name="P7" draw:layer="layout" svg:width="1.285cm" svg:height="0.962cm" svg:x="10.75cm" svg:y="10.25cm">
          <draw:text-box>
            <text:p>Да</text:p>
          </draw:text-box>
        </draw:frame>
        <draw:frame draw:style-name="gr27" draw:text-style-name="P7" draw:layer="layout" svg:width="1.285cm" svg:height="1.673cm" svg:x="5.75cm" svg:y="21.75cm">
          <draw:text-box>
            <text:p>Да</text:p>
            <text:p/>
          </draw:text-box>
        </draw:frame>
        <draw:frame draw:style-name="gr26" draw:text-style-name="P7" draw:layer="layout" svg:width="1.476cm" svg:height="0.962cm" svg:x="4.75cm" svg:y="20.038cm">
          <draw:text-box>
            <text:p>нет</text:p>
          </draw:text-box>
        </draw:frame>
        <draw:frame draw:style-name="gr26" draw:text-style-name="P7" draw:layer="layout" svg:width="1.226cm" svg:height="0.962cm" svg:x="12.5cm" svg:y="27.25cm">
          <draw:text-box>
            <text:p>да</text:p>
          </draw:text-box>
        </draw:frame>
        <draw:frame draw:style-name="gr26" draw:text-style-name="P7" draw:layer="layout" svg:width="1.476cm" svg:height="0.962cm" svg:x="9.274cm" svg:y="23.788cm">
          <draw:text-box>
            <text:p>нет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2T14:03:33.592892961</meta:creation-date>
    <dc:date>2025-10-12T14:24:25.092390141</dc:date>
    <meta:editing-duration>PT7M41S</meta:editing-duration>
    <meta:editing-cycles>1</meta:editing-cycles>
    <meta:document-statistic meta:object-count="32"/>
    <meta:generator>LibreOffice/25.2.6.2$Linux_X86_64 LibreOffice_project/520$Build-2</meta:generator>
  </office:meta>
</office:document-meta>
</file>